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c8e7e" officeooo:paragraph-rsid="001c8e7e"/>
    </style:style>
    <style:style style:name="P2" style:family="paragraph" style:parent-style-name="Text_20_body">
      <style:text-properties officeooo:rsid="001cfe88" officeooo:paragraph-rsid="001c8e7e"/>
    </style:style>
    <style:style style:name="P3" style:family="paragraph" style:parent-style-name="Heading_20_2">
      <style:text-properties officeooo:rsid="002273ea" officeooo:paragraph-rsid="002273ea"/>
    </style:style>
    <style:style style:name="P4" style:family="paragraph" style:parent-style-name="Heading_20_2">
      <style:paragraph-properties fo:break-before="page"/>
      <style:text-properties officeooo:rsid="00246ef6" officeooo:paragraph-rsid="00246ef6"/>
    </style:style>
    <style:style style:name="T1" style:family="text">
      <style:text-properties officeooo:rsid="001cfe88"/>
    </style:style>
    <style:style style:name="T2" style:family="text">
      <style:text-properties officeooo:rsid="00227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Heading</text:h>
      <text:p text:style-name="P1">Let's <text:span text:style-name="T1">have text; we need to be able to select the text inside the shape, but also the various </text:span>individual <text:span text:style-name="T2">ones</text:span> too:</text:p>
      <text:p text:style-name="P1"/>
      <text:p text:style-name="P1"/>
      <text:p text:style-name="P1"/>
      <text:p text:style-name="P1"/>
      <text:p text:style-name="P2"/>
      <text:h text:style-name="Heading_20_1" text:outline-level="1">And this is all for Writer <text:span text:style-name="T2">shape objects</text:span></text:h>
      <text:h text:style-name="P4" text:outline-level="2">Heading on second page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deg" draw:border="0%"/>
    <draw:gradient draw:name="Tango_20_Purple" draw:display-name="Tango Purple" draw:style="linear" draw:start-color="#ad7fa8" draw:end-color="#5c3566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Holesovsky</meta:initial-creator>
    <meta:creation-date>2014-10-06T18:58:31.967828279</meta:creation-date>
    <dc:date>2021-11-19T12:15:53.201661809</dc:date>
    <meta:editing-duration>PT24M54S</meta:editing-duration>
    <meta:editing-cycles>16</meta:editing-cycles>
    <meta:generator>LibreOffice/7.1.4.2$Linux_X86_64 LibreOffice_project/10$Build-2</meta:generator>
    <meta:document-statistic meta:table-count="0" meta:image-count="0" meta:object-count="0" meta:page-count="2" meta:paragraph-count="4" meta:word-count="35" meta:character-count="183" meta:non-whitespace-character-count="152"/>
  </office:meta>
</office:document-meta>
</file>